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bf503"/>
    </style:style>
    <style:style style:name="P2" style:family="paragraph" style:parent-style-name="Standard">
      <style:text-properties style:text-underline-style="solid" style:text-underline-width="auto" style:text-underline-color="font-color" officeooo:paragraph-rsid="001bf503"/>
    </style:style>
    <style:style style:name="T1" style:family="text">
      <style:text-properties officeooo:rsid="001bf5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he idea</text:span></text:p>
      <text:p text:style-name="P1"><text:span text:style-name="T1"/></text:p>
      <text:p text:style-name="P1"><text:span text:style-name="T1">Update Serpentine to iOS/Android </text:span></text:p>
      <text:p text:style-name="P1"><text:span text:style-name="T1"/></text:p>
      <text:p text:style-name="P2"><text:span text:style-name="T1">The purpose</text:span></text:p>
      <text:p text:style-name="P1"><text:span text:style-name="T1"/></text:p>
      <text:p text:style-name="P1"><text:span text:style-name="T1">Improve my skills: </text:span></text:p>
      <text:p text:style-name="P1"><text:span text:style-name="T1">write the code</text:span></text:p>
      <text:p text:style-name="P1"><text:span text:style-name="T1">POLISH the code</text:span></text:p>
      <text:p text:style-name="P1"><text:span text:style-name="T1">have as a sample to show for interviews</text:span></text:p>
      <text:p text:style-name="P1"><text:span text:style-name="T1">update my knowledge of Unity to the latest version</text:span></text:p>
      <text:p text:style-name="P1"><text:span text:style-name="T1">learn OpenGL</text:span></text:p>
      <text:p text:style-name="P1"><text:span text:style-name="T1"/></text:p>
      <text:p text:style-name="P2"><text:span text:style-name="T1">Explore</text:span></text:p>
      <text:p text:style-name="P1"><text:span text:style-name="T1">map generation? <text:s/></text:span></text:p>
      <text:p text:style-name="P1"><text:span text:style-name="T1">AI? (totally random vs sight vs smell vs hearing based input)</text:span></text:p>
      <text:p text:style-name="P1"><text:span text:style-name="T1">particle effects</text:span></text:p>
      <text:p text:style-name="P1"><text:span text:style-name="T1">"glowy" graphics</text:span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6$Windows_x86 LibreOffice_project/5b93205-6e6b3fc-7830f6d-c08ad66-1d9bf4</meta:generator>
    <dc:date>2013-11-21T11:46:16.88</dc:date>
    <meta:document-statistic meta:table-count="0" meta:image-count="0" meta:object-count="0" meta:page-count="1" meta:paragraph-count="14" meta:word-count="54" meta:character-count="318" meta:non-whitespace-character-count="274"/>
    <meta:user-defined meta:name="Info 1"/>
    <meta:user-defined meta:name="Info 2"/>
    <meta:user-defined meta:name="Info 3"/>
    <meta:user-defined meta:name="Info 4"/>
  </office:meta>
</office:document-meta>
</file>